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51643" officeooo:paragraph-rsid="00081805"/>
    </style:style>
    <style:style style:name="P35" style:family="paragraph" style:parent-style-name="Standard">
      <style:text-properties officeooo:rsid="001a7034" officeooo:paragraph-rsid="00081805"/>
    </style:style>
    <style:style style:name="P36" style:family="paragraph" style:parent-style-name="Standard">
      <style:text-properties officeooo:paragraph-rsid="0019418a"/>
    </style:style>
    <style:style style:name="P37" style:family="paragraph" style:parent-style-name="Standard">
      <style:text-properties officeooo:paragraph-rsid="003954da"/>
    </style:style>
    <style:style style:name="P38" style:family="paragraph" style:parent-style-name="Standard">
      <style:text-properties officeooo:rsid="003954da" officeooo:paragraph-rsid="003954da"/>
    </style:style>
    <style:style style:name="P39" style:family="paragraph" style:parent-style-name="Standard">
      <style:text-properties officeooo:rsid="0037f5bf" officeooo:paragraph-rsid="00067eef"/>
    </style:style>
    <style:style style:name="P40" style:family="paragraph" style:parent-style-name="Standard">
      <style:text-properties officeooo:rsid="003ae6c9" officeooo:paragraph-rsid="003ae6c9"/>
    </style:style>
    <style:style style:name="P41" style:family="paragraph" style:parent-style-name="Standard">
      <style:text-properties officeooo:paragraph-rsid="003ae6c9"/>
    </style:style>
    <style:style style:name="P42" style:family="paragraph" style:parent-style-name="Standard">
      <style:text-properties officeooo:rsid="003ec648" officeooo:paragraph-rsid="003ec648"/>
    </style:style>
    <style:style style:name="P43" style:family="paragraph" style:parent-style-name="Standard">
      <style:text-properties officeooo:paragraph-rsid="003ec648"/>
    </style:style>
    <style:style style:name="P44" style:family="paragraph" style:parent-style-name="Standard">
      <style:text-properties officeooo:rsid="003fb37f" officeooo:paragraph-rsid="003fb37f"/>
    </style:style>
    <style:style style:name="P45" style:family="paragraph" style:parent-style-name="Standard">
      <style:text-properties officeooo:paragraph-rsid="0041207c"/>
    </style:style>
    <style:style style:name="P46" style:family="paragraph" style:parent-style-name="Standard">
      <style:text-properties officeooo:rsid="0041abb7" officeooo:paragraph-rsid="0041abb7"/>
    </style:style>
    <style:style style:name="P47" style:family="paragraph" style:parent-style-name="Standard">
      <style:text-properties officeooo:rsid="0041207c" officeooo:paragraph-rsid="0041207c"/>
    </style:style>
    <style:style style:name="P48" style:family="paragraph" style:parent-style-name="Standard">
      <style:text-properties officeooo:paragraph-rsid="00162d43"/>
    </style:style>
    <style:style style:name="P49" style:family="paragraph" style:parent-style-name="Standard">
      <style:text-properties officeooo:rsid="00426a64" officeooo:paragraph-rsid="00426a64"/>
    </style:style>
    <style:style style:name="P50" style:family="paragraph" style:parent-style-name="Standard">
      <style:text-properties officeooo:rsid="00450ab7" officeooo:paragraph-rsid="00450ab7"/>
    </style:style>
    <style:style style:name="P51" style:family="paragraph" style:parent-style-name="Standard">
      <style:text-properties style:font-name="Times New Roman1" fo:font-size="12pt" officeooo:paragraph-rsid="00081805" style:font-size-asian="12pt" style:font-size-complex="12pt"/>
    </style:style>
    <style:style style:name="P52" style:family="paragraph" style:parent-style-name="Standard">
      <style:text-properties style:font-name="Times New Roman1" fo:font-size="12pt" officeooo:rsid="00462f34" officeooo:paragraph-rsid="00462f34" style:font-size-asian="12pt" style:font-size-complex="12pt"/>
    </style:style>
    <style:style style:name="P53" style:family="paragraph" style:parent-style-name="Standard">
      <style:text-properties officeooo:paragraph-rsid="004ae5e7"/>
    </style:style>
    <style:style style:name="P54" style:family="paragraph" style:parent-style-name="Standard">
      <style:text-properties officeooo:rsid="004e0f9b" officeooo:paragraph-rsid="004e0f9b"/>
    </style:style>
    <style:style style:name="P55" style:family="paragraph" style:parent-style-name="Standard">
      <style:text-properties officeooo:paragraph-rsid="004ec240"/>
    </style:style>
    <style:style style:name="P56" style:family="paragraph" style:parent-style-name="Standard">
      <style:paragraph-properties fo:break-before="page"/>
    </style:style>
    <style:style style:name="P57" style:family="paragraph" style:parent-style-name="Heading_20_1" style:master-page-name="First_20_Page">
      <style:paragraph-properties style:page-number="auto"/>
    </style:style>
    <style:style style:name="P58" style:family="paragraph" style:parent-style-name="Heading_20_2">
      <style:text-properties officeooo:rsid="00067eef" officeooo:paragraph-rsid="00067eef"/>
    </style:style>
    <style:style style:name="P59" style:family="paragraph" style:parent-style-name="Heading_20_2">
      <style:text-properties officeooo:paragraph-rsid="0041207c"/>
    </style:style>
    <style:style style:name="P60" style:family="paragraph" style:parent-style-name="Heading_20_2">
      <style:text-properties officeooo:rsid="0041abb7" officeooo:paragraph-rsid="0041abb7"/>
    </style:style>
    <style:style style:name="P61" style:family="paragraph" style:parent-style-name="Standard" style:list-style-name="L1">
      <style:text-properties officeooo:rsid="003954da" officeooo:paragraph-rsid="003954da"/>
    </style:style>
    <style:style style:name="P62" style:family="paragraph" style:parent-style-name="Standard" style:list-style-name="L2">
      <style:text-properties officeooo:rsid="003954da" officeooo:paragraph-rsid="003954da"/>
    </style:style>
    <style:style style:name="P63" style:family="paragraph" style:parent-style-name="Standard" style:list-style-name="L3">
      <style:text-properties officeooo:rsid="003954da" officeooo:paragraph-rsid="003954da"/>
    </style:style>
    <style:style style:name="P64" style:family="paragraph" style:parent-style-name="Standard" style:list-style-name="L3">
      <style:text-properties officeooo:rsid="003954da" officeooo:paragraph-rsid="00523010"/>
    </style:style>
    <style:style style:name="P65" style:family="paragraph" style:parent-style-name="Standard" style:list-style-name="L3">
      <style:text-properties officeooo:paragraph-rsid="003954da"/>
    </style:style>
    <style:style style:name="P66" style:family="paragraph" style:parent-style-name="Standard" style:list-style-name="L3">
      <style:text-properties officeooo:paragraph-rsid="000684a1"/>
    </style:style>
    <style:style style:name="P67" style:family="paragraph" style:parent-style-name="Standard" style:list-style-name="L4">
      <style:text-properties officeooo:rsid="003ae6c9" officeooo:paragraph-rsid="003ae6c9"/>
    </style:style>
    <style:style style:name="P68" style:family="paragraph" style:parent-style-name="Standard" style:list-style-name="L4">
      <style:text-properties fo:font-weight="bold" officeooo:rsid="003ae6c9" officeooo:paragraph-rsid="003ae6c9" style:font-weight-asian="bold" style:font-weight-complex="bold"/>
    </style:style>
    <style:style style:name="P69" style:family="paragraph" style:parent-style-name="Standard" style:list-style-name="L5">
      <style:text-properties officeooo:paragraph-rsid="003ae6c9"/>
    </style:style>
    <style:style style:name="P70" style:family="paragraph" style:parent-style-name="Standard" style:list-style-name="L5">
      <style:text-properties officeooo:rsid="0041207c" officeooo:paragraph-rsid="0041207c"/>
    </style:style>
    <style:style style:name="P71" style:family="paragraph" style:parent-style-name="Standard">
      <style:text-properties officeooo:rsid="0041207c" officeooo:paragraph-rsid="0041207c"/>
    </style:style>
    <style:style style:name="P72" style:family="paragraph" style:parent-style-name="Standard" style:list-style-name="L6">
      <style:text-properties officeooo:paragraph-rsid="00081805"/>
    </style:style>
    <style:style style:name="P73" style:family="paragraph" style:parent-style-name="Standard" style:list-style-name="L7">
      <style:text-properties officeooo:rsid="003ec648" officeooo:paragraph-rsid="003ec648"/>
    </style:style>
    <style:style style:name="P74" style:family="paragraph" style:parent-style-name="Standard" style:list-style-name="L8">
      <style:text-properties officeooo:rsid="003fb37f" officeooo:paragraph-rsid="003fb37f"/>
    </style:style>
    <style:style style:name="P75" style:family="paragraph" style:parent-style-name="Standard" style:list-style-name="L9">
      <style:text-properties officeooo:rsid="003fb37f" officeooo:paragraph-rsid="003fb37f"/>
    </style:style>
    <style:style style:name="P76" style:family="paragraph" style:parent-style-name="Standard" style:list-style-name="L10">
      <style:text-properties officeooo:rsid="003fb37f" officeooo:paragraph-rsid="003fb37f"/>
    </style:style>
    <style:style style:name="P77" style:family="paragraph" style:parent-style-name="Standard" style:list-style-name="L11">
      <style:text-properties officeooo:rsid="000b8e7e" officeooo:paragraph-rsid="00081805"/>
    </style:style>
    <style:style style:name="P78" style:family="paragraph" style:parent-style-name="Standard" style:list-style-name="L12">
      <style:text-properties officeooo:rsid="0047fb73" officeooo:paragraph-rsid="0047fb73"/>
    </style:style>
    <style:style style:name="P79" style:family="paragraph" style:parent-style-name="Standard" style:list-style-name="L12">
      <style:text-properties officeooo:rsid="00140a50" officeooo:paragraph-rsid="00081805"/>
    </style:style>
    <style:style style:name="P80" style:family="paragraph" style:parent-style-name="Standard">
      <style:text-properties officeooo:rsid="00140a50" officeooo:paragraph-rsid="005386cc"/>
    </style:style>
    <style:style style:name="P81" style:family="paragraph" style:parent-style-name="Standard" style:list-style-name="L12">
      <style:text-properties officeooo:rsid="00151643" officeooo:paragraph-rsid="00081805"/>
    </style:style>
    <style:style style:name="P82" style:family="paragraph" style:parent-style-name="Standard">
      <style:text-properties officeooo:rsid="00151643" officeooo:paragraph-rsid="005386cc"/>
    </style:style>
    <style:style style:name="P83" style:family="paragraph" style:parent-style-name="Standard">
      <style:text-properties officeooo:rsid="004ae5e7" officeooo:paragraph-rsid="004ae5e7"/>
    </style:style>
    <style:style style:name="P84" style:family="paragraph" style:parent-style-name="Standard">
      <style:text-properties officeooo:paragraph-rsid="00081805"/>
    </style:style>
    <style:style style:name="P85" style:family="paragraph" style:parent-style-name="Standard">
      <style:text-properties officeooo:rsid="005386cc" officeooo:paragraph-rsid="005386cc"/>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7" style:family="paragraph">
      <style:paragraph-properties style:writing-mode="lr-tb"/>
      <style:text-properties style:font-name="Times New Roman" fo:font-size="1pt" style:font-name-asian="Times New Roman" style:font-name-complex="Times New Roman"/>
    </style:style>
    <style:style style:name="P8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font-size="10pt" fo:language="en" fo:country="US" style:language-asian="zxx" style:country-asian="none" style:language-complex="zxx" style:country-complex="none"/>
    </style:style>
    <style:style style:name="T59"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3631_3720956906"/>Introduction (Informative)<text:bookmark-end text:name="__RefHeading___Toc3631_3720956906"/></text:h>
      <text:p text:style-name="P17">This <text:span text:style-name="T56">Standard</text:span>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39">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7">For more information on format and presentation, see: </text:p>
      <text:list text:style-name="L1">
        <text:list-item>
          <text:p text:style-name="P61">OpenLCB Common Information Technical Note.</text:p>
        </text:list-item>
      </text:list>
      <text:p text:style-name="P37">For information on OpenLCB message transport and OpenLCB communications, see:</text:p>
      <text:list text:style-name="L2">
        <text:list-item>
          <text:p text:style-name="P62">OpenLCB Message Network Standard.</text:p>
        </text:list-item>
      </text:list>
      <text:p text:style-name="P37"><text:span text:style-name="T35">A </text:span>Node implementing the <text:span text:style-name="T35">Traction</text:span> Protocol must implement:</text:p>
      <text:list xml:id="list2570504554" text:style-name="L3">
        <text:list-item>
          <text:p text:style-name="P65"><text:span text:style-name="T35">OpenLCB </text:span>Event <text:span text:style-name="T35">Transport</text:span> <text:span text:style-name="T35">Standard;</text:span></text:p>
        </text:list-item>
        <text:list-item>
          <text:p text:style-name="P63">OpenLCB Simple Node Information Protocol Standard.</text:p>
        </text:list-item>
      </text:list>
      <text:p text:style-name="P38">The following protocols are strongly recommended to be implemented by any Train node:</text:p>
      <text:list xml:id="list135155581492917" text:continue-numbering="true" text:style-name="L3">
        <text:list-item>
          <text:p text:style-name="P66"><text:span text:style-name="T35">OpenLCB </text:span>Memory Configuration <text:span text:style-name="T35">Standard</text:span><office:annotation loext:resolved="false"><dc:creator>Unknown Author</dc:creator><dc:date>2022-09-01T14:39:38.654774803</dc:date><text:p text:style-name="P86"><text:span text:style-name="T59">I don’t think this is optional in practice.</text:span></text:p></office:annotation><office:annotation loext:resolved="false"><dc:creator>Balazs Racz</dc:creator><dc:date>2022-10-17T23:49:26.165779597</dc:date><meta:creator-initials>BR</meta:creator-initials><text:p text:style-name="P86"><text:span text:style-name="T57">Reply to Unknown Author (09/01/2022, 14:39): "..."</text:span></text:p><text:p><text:span text:style-name="T58">I will mark it as recommended; technically a train can work without FDI.</text:span></text:p></office:annotation> and Datagram Protocol it depends on;</text:p>
        </text:list-item>
        <text:list-item>
          <text:p text:style-name="P63">OpenLCB Configuration Description Information Standard;</text:p>
        </text:list-item>
        <text:list-item>
          <text:p text:style-name="P64">OpenLCB <text:span text:style-name="T55">Function </text:span>Description Information Standard;</text:p>
        </text:list-item>
        <text:list-item>
          <text:p text:style-name="P63"><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58" text:outline-level="2"><text:bookmark-start text:name="__RefHeading___Toc3637_3720956906"/><text:bookmark-start text:name="__DdeLink__5757_3872312465"/>Terminology<text:bookmark-end text:name="__DdeLink__5757_3872312465"/><office:annotation loext:resolved="false"><dc:creator>Unknown Author</dc:creator><dc:date>2022-09-01T14:40:46.111906120</dc:date><text:p text:style-name="P86"><text:span text:style-name="T59">This section is verbose for a Standard. <text:s/>Some of the content should be moved to the TN, e.g. all the justification statements.</text:span></text:p></office:annotation><text:bookmark-end text:name="__RefHeading___Toc3637_3720956906"/></text:h>
      <text:p text:style-name="P40">The following Nodes participate in the interactions presented in this Standard:</text:p>
      <text:list text:style-name="L4">
        <text:list-item>
          <text:p text:style-name="P67"><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68">Throttle Node<text:span text:style-name="T39">: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0">The following additional concepts are used:</text:p>
      <text:list text:style-name="L5">
        <text:list-item>
          <text:p text:style-name="P70"><text:span text:style-name="T37">Train</text:span><text:span text:style-name="T38"> Control Operation: </text:span><text:span text:style-name="T40">The set of commands Set Speed, Emergency Stop and Set Function. </text:span></text:p>
        </text:list-item>
        <text:list-item>
          <text:p text:style-name="P69"><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69"><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RefHeading___Toc3641_3720956906"/><text:bookmark-start text:name="__DdeLink__5804_3872312465"/>Defined Event IDs<text:bookmark-end text:name="__RefHeading___Toc3641_3720956906"/><text:bookmark-end text:name="__DdeLink__5804_3872312465"/></text:h>
      <text:p text:style-name="P13">Is Train: 01.01.00.00.00.00.03.03<office:annotation loext:resolved="false"><dc:creator>Unknown Author</dc:creator><dc:date>2022-09-01T14:43:48.728976478</dc:date><text:p text:style-name="P86"><text:span text:style-name="T59">Elsewhere referred to as isATrain</text:span></text:p></office:annotation><office:annotation loext:resolved="false"><dc:creator>Balazs Racz</dc:creator><dc:date>2022-10-20T00:52:09.919184875</dc:date><meta:creator-initials>BR</meta:creator-initials><text:p text:style-name="P86"><text:span text:style-name="T57">Reply to Unknown Author (09/01/2022, 14:43): "..."</text:span></text:p><text:p><text:span text:style-name="T58">I have not found that string in the S or TN.</text:span></text:p></office:annotation></text:p>
      <text:p text:style-name="P13">Emergency Stop All: 01.0<text:span text:style-name="T36">0</text:span>.00.00.00.00.FF.F<text:span text:style-name="T36">D</text:span><office:annotation loext:resolved="false"><dc:creator>Unknown Author</dc:creator><dc:date>2022-09-01T14:43:05.974749205</dc:date><text:p text:style-name="P86"><text:span text:style-name="T59">Clear Emergency Stop?</text:span></text:p></office:annotation><office:annotation loext:resolved="false"><dc:creator>Balazs Racz</dc:creator><dc:date>2022-10-20T00:52:24.114237783</dc:date><meta:creator-initials>BR</meta:creator-initials><text:p text:style-name="P86"><text:span text:style-name="T57">Reply to Unknown Author (09/01/2022, 14:43): "..."</text:span></text:p><text:p><text:span text:style-name="T58">Added. Also updated the Event IDs, as they were inconsistent with the event ID standard.</text:span></text:p></office:annotation><text:span text:style-name="T36"> </text:span></text:p>
      <text:p text:style-name="P41"><text:span text:style-name="T36">Clear </text:span>Emergency Stop All: 01.0<text:span text:style-name="T36">0</text:span>.00.00.00.00.FF.F<text:span text:style-name="T36">C</text:span></text:p>
      <text:p text:style-name="P43">Emergency <text:span text:style-name="T42">Off </text:span>All: 01.0<text:span text:style-name="T36">0</text:span>.00.00.00.00.FF.F<text:span text:style-name="T42">F</text:span><text:span text:style-name="T36"> </text:span></text:p>
      <text:p text:style-name="P43"><text:span text:style-name="T36">Clear </text:span>Emergency <text:span text:style-name="T42">Off </text:span>All: 01.0<text:span text:style-name="T36">0</text:span>.00.00.00.00.FF.F<text:span text:style-name="T42">E</text:span></text:p>
      <text:h text:style-name="P59" text:outline-level="2"><text:bookmark-start text:name="__RefHeading___Toc3643_3720956906"/><text:bookmark-start text:name="__DdeLink__5804_38723124651"/><text:soft-page-break/>Defined <text:bookmark-end text:name="__DdeLink__5804_38723124651"/><text:span text:style-name="T45">Error Codes</text:span><text:bookmark-end text:name="__RefHeading___Toc3643_3720956906"/></text:h>
      <text:p text:style-name="P47"><text:span text:style-name="T56">Permanent e</text:span>rror – source not permitted – not a controller: 0x1021.</text:p>
      <text:p text:style-name="P80"><text:span text:style-name="T33">Permanent error </text:span><text:span text:style-name="T45">–</text:span><text:span text:style-name="T33"> </text:span><text:span text:style-name="T56">n</text:span><text:span text:style-name="T33">ot found: </text:span>0x1030.</text:p>
      <text:p text:style-name="P82">Permanent error <text:span text:style-name="T45">–</text:span> <text:span text:style-name="T56">a</text:span>lready <text:span text:style-name="T56">e</text:span>xists: 0x1032.</text:p>
      <text:h text:style-name="Heading_20_2" text:outline-level="2"><text:bookmark-start text:name="__RefHeading___Toc3645_3720956906"/><text:bookmark-start text:name="__DdeLink__5806_3872312465"/>Traction Control Command Message<text:bookmark-end text:name="__RefHeading___Toc3645_3720956906"/><text:bookmark-end text:name="__DdeLink__5806_3872312465"/></text:h>
      <text:p text:style-name="P13">MTI: Priority 1, index 15, modifier <text:span text:style-name="T22">3</text:span>, addressed =&gt; MTI 0x05E<text:span text:style-name="T22">B</text:span>, CAN frame [195E<text:span text:style-name="T22">B</text:span>sss] fd dd<text:bookmark text:name="__DdeLink__2222_3806027137"/></text:p>
      <text:p text:style-name="P13">This message type and MTI is specific to tractio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3">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19">Flags<text:line-break/>0x01=<text:span text:style-name="T42">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4">{</text:span>optional<text:span text:style-name="T24">}</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ractio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8">9</text:span>).</text:p>
      <text:p text:style-name="P42">The P bit shall be set to 0 when a Throttle Node sends a command to a Train Node, and set to 1 when a Train Node is sending a forwarded command to a Listener Node.</text:p>
      <text:h text:style-name="Heading_20_2" text:outline-level="2"><text:bookmark-start text:name="__RefHeading___Toc3647_3720956906"/><text:bookmark-start text:name="__DdeLink__5808_3872312465"/>Traction Control Reply Message<text:bookmark-end text:name="__RefHeading___Toc3647_3720956906"/><text:bookmark-end text:name="__DdeLink__5808_3872312465"/></text:h>
      <text:p text:style-name="P13">MTI: Priority 0, index 15, modifier <text:span text:style-name="T22">1</text:span>, addressed =&gt; MTI 0x01E<text:span text:style-name="T22">9</text:span>, CAN frame [191E<text:span text:style-name="T22">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2">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3">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5">{opt}</text:span></text:p>
          </table:table-cell>
          <table:table-cell table:style-name="Table2.A2" office:value-type="string">
            <text:p text:style-name="P24">Flags<text:line-break/><text:span text:style-name="T25">{opt}</text:span></text:p>
          </table:table-cell>
          <table:table-cell table:style-name="Table2.L2" table:number-columns-spanned="6" office:value-type="string">
            <text:p text:style-name="P24">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19">Traction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6"><text:span text:style-name="T59">Shall?</text:span></text:p></office:annotation><office:annotation loext:resolved="false"><dc:creator>Balazs Racz</dc:creator><dc:date>2022-10-23T11:26:20.955211325</dc:date><meta:creator-initials>BR</meta:creator-initials><text:p text:style-name="P86"><text:span text:style-name="T57">Reply to Bob Jacobsen (09/01/2022, 17:43): "..."</text:span></text:p><text:p><text:span text:style-name="T58">Done</text:span></text:p></office:annotation> use float16 NaN (not a number) 0xFFFF. “Set Speed” is the most recent speed received in a Set Speed/Direction instruction, <text:span text:style-name="T26">or </text:span><text:span text:style-name="T1">±</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text:bookmark-start text:name="__RefHeading___Toc3649_3720956906"/>States (Normative)<text:bookmark-end text:name="__RefHeading___Toc3649_3720956906"/></text:h>
      <text:p text:style-name="P43">OpenLCB <text:span text:style-name="T42">Train Nodes have the following states:</text:span></text:p>
      <text:p text:style-name="P43"><text:span text:style-name="T42">Related to Speed:</text:span><office:annotation loext:resolved="false"><dc:creator>Bob Jacobsen</dc:creator><dc:date>2022-09-01T17:44:39.961271734</dc:date><meta:creator-initials>BJ</meta:creator-initials><text:p text:style-name="P86"><text:span text:style-name="T59">If these speeds are states (which is arguable), then so is the function status.</text:span></text:p></office:annotation><office:annotation loext:resolved="false"><dc:creator>Balazs Racz</dc:creator><dc:date>2022-11-02T20:25:22.946991938</dc:date><meta:creator-initials>BR</meta:creator-initials><text:p text:style-name="P86"><text:span text:style-name="T57">Reply to Bob Jacobsen (09/01/2022, 17:44): "..."</text:span></text:p><text:p><text:span text:style-name="T58">I added a note, but I see it differently – any given function may or may not be implemented. None are required.</text:span></text:p></office:annotation></text:p>
      <text:list text:style-name="L6">
        <text:list-item>
          <text:p text:style-name="P72"><text:span text:style-name="T44">Set Speed</text:span> – The speed set by a throttle, the content of the most recent “set speed” instruction</text:p>
        </text:list-item>
        <text:list-item>
          <text:p text:style-name="P72"><text:span text:style-name="T44">Commanded Speed</text:span> – the current speed that is intended <text:span text:style-name="T42">by the control algorithm of the Train Node</text:span>.</text:p>
        </text:list-item>
        <text:list-item>
          <text:p text:style-name="P72"><text:span text:style-name="T44">Current Speed</text:span> – a physical state, the speed at which the object is currently moving.</text:p>
        </text:list-item>
      </text:list>
      <text:p text:style-name="P42">Related to Emergency Stop:</text:p>
      <text:list text:style-name="L7">
        <text:list-item>
          <text:p text:style-name="P73">A Train Node enters <text:span text:style-name="T44">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7">0</text:span>).</text:p>
        </text:list-item>
        <text:list-item>
          <text:p text:style-name="P73">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3">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4"><text:soft-page-break/>Related to Functions:</text:p>
      <text:list text:style-name="L8">
        <text:list-item>
          <text:p text:style-name="P74">It is not specified, which Function numbers are part of the state of the Train Node, and for those that are, what resolution the value needs to be represented.</text:p>
        </text:list-item>
      </text:list>
      <text:p text:style-name="P44">Related to Listeners:</text:p>
      <text:list text:style-name="L9">
        <text:list-item>
          <text:p text:style-name="P75">The state consists of which Listeners are currently attached (their Node ID), the Flag byte with which they were last attached, and the order in which they were attached. Updating the flags shall not change the order.</text:p>
        </text:list-item>
        <text:list-item>
          <text:p text:style-name="P75">It is strongly recommended to store the Listener configuration in persistent state.</text:p>
        </text:list-item>
      </text:list>
      <text:p text:style-name="P44">Related to Controller:</text:p>
      <text:list text:style-name="L10">
        <text:list-item>
          <text:p text:style-name="P76">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0" text:outline-level="2"><text:bookmark-start text:name="__RefHeading___Toc3653_3720956906"/>Controller<text:bookmark-end text:name="__RefHeading___Toc3653_3720956906"/></text:h>
      <text:p text:style-name="P45"><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5"><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7">A Train Node may, but is not required to, use heartbeats (see Section Heartbeat) to ensure that the Controller is continuously present on the network and is intending to keep the control of the locomotive.</text:p>
      <text:p text:style-name="P46">A Throttle Node, to assign itself as the Controller of a Train Node, sends a Traction Control Command message to the Train Node, with the Controller Configuration <text:span text:style-name="T45">–</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48"><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49">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RefHeading___Toc3655_3720956906"/><text:bookmark-start text:name="__DdeLink__5810_3872312465"/><text:soft-page-break/>Emergency Stop<text:bookmark-end text:name="__RefHeading___Toc3655_3720956906"/><text:bookmark-end text:name="__DdeLink__5810_3872312465"/></text:h>
      <text:p text:style-name="P14">Receipt of the <office:annotation office:name="__Annotation__2606_428502540" loext:resolved="true"><dc:creator>Balazs Racz</dc:creator><dc:date>2022-10-20T20:59:24.809668074</dc:date><meta:creator-initials>BR</meta:creator-initials><text:p text:style-name="P86"><text:span text:style-name="T59">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6"><text:span text:style-name="T59">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6"><text:span text:style-name="T57">Reply to Unknown Author (09/01/2022, 16:38): "..."</text:span></text:p><text:p><text:span text:style-name="T58">Added text.</text:span></text:p></office:annotation></text:p>
      <text:p text:style-name="P50">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0">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RefHeading___Toc3657_3720956906"/><text:bookmark-start text:name="__DdeLink__5812_3872312465"/>Function Operation<text:bookmark-end text:name="__RefHeading___Toc3657_3720956906"/><text:bookmark-end text:name="__DdeLink__5812_3872312465"/></text:h>
      <text:p text:style-name="P51">Function values are stored in the 0xF9 memory space. They are written using the memory configuration protocol or using the Set Function instruction.</text:p>
      <text:p text:style-name="P52">For a binary function the Throttle Node shall write the value ‘0’ to turn the function off, and ‘1’ to turn the function on.</text:p>
      <text:h text:style-name="Heading_20_2" text:outline-level="2"><text:bookmark-start text:name="__RefHeading___Toc3659_3720956906"/><text:bookmark-start text:name="__DdeLink__5816_3872312465"/>Train Identification<text:bookmark-start text:name="__DdeLink__2241_3582948562"/><text:bookmark-end text:name="__RefHeading___Toc3659_3720956906"/><text:bookmark-end text:name="__DdeLink__5816_3872312465"/></text:h>
      <text:p text:style-name="P14"><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RefHeading___Toc3661_3720956906"/><text:bookmark-start text:name="__DdeLink__5822_3872312465"/>Listeners<text:bookmark-end text:name="__RefHeading___Toc3661_3720956906"/><text:bookmark-end text:name="__DdeLink__5822_3872312465"/></text:h>
      <text:p text:style-name="P32">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raction Control Request message <text:span text:style-name="T48">with the bit P set to 1</text:span>.</text:p>
      <text:p text:style-name="P32"><text:span text:style-name="T48">Even if</text:span> the source node of the <text:span text:style-name="T49">incoming </text:span>message is on the listener list, the message is not forwarded to <text:span text:style-name="T48">the source node to </text:span>avoid message loops.</text:p>
      <text:p text:style-name="P32">The listener flags define <text:span text:style-name="T49">which</text:span> messages shall be forwarded:</text:p>
      <text:list text:style-name="L11">
        <text:list-item>
          <text:p text:style-name="P77">Set speed message is always forwarded. If the flag “Rev direction” is set for the listener, the direction of the forwarded speed is flipped.</text:p>
        </text:list-item>
        <text:list-item>
          <text:p text:style-name="P77">Set function message with function number = 0 <text:span text:style-name="T48">shall be</text:span> forwarded if <text:span text:style-name="T48">and only if</text:span> the “Link F0” flag is set on the listener configuration.</text:p>
        </text:list-item>
        <text:list-item>
          <text:p text:style-name="P77">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6"><text:span text:style-name="T59">Assign? Reserve?</text:span></text:p></office:annotation><text:bookmark text:name="__DdeLink__3180_304900436"/><office:annotation loext:resolved="false"><dc:creator>Balazs Racz</dc:creator><dc:date>2022-11-02T23:54:49.585049483</dc:date><meta:creator-initials>BR</meta:creator-initials><text:p text:style-name="P86"><text:span text:style-name="T57">Reply to Bob Jacobsen (09/01/2022, 16:48): "..."</text:span></text:p><text:p><text:span text:style-name="T58">I don’t understand the question.</text:span></text:p></office:annotation></text:p>
        </text:list-item>
      </text:list>
      <text:p text:style-name="P33">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78"><text:soft-page-break/>0x0000: Success.</text:p>
        </text:list-item>
        <text:list-item>
          <text:p text:style-name="P79"><text:span text:style-name="T33">Permanent error, Not found. Useful if the caller tried to remove a node that is not attached as a </text:span><text:span text:style-name="T51">L</text:span><text:span text:style-name="T33">istener.</text:span></text:p>
        </text:list-item>
        <text:list-item>
          <text:p text:style-name="P81">Permanent error, Already Exists. Useful if the caller tried to add a node as a <text:span text:style-name="T51">L</text:span>istener to itself.</text:p>
        </text:list-item>
      </text:list>
      <text:p text:style-name="P34">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6"><text:span text:style-name="T59">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6"><text:span text:style-name="T57">Reply to Bob Jacobsen (09/01/2022, 16:50): "..."</text:span></text:p><text:p><text:span text:style-name="T58">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4">User interfaces that </text:span><text:span text:style-name="T11">show the listeners shall</text:span><text:span text:style-name="T11"><office:annotation loext:resolved="false"><dc:creator>Bob Jacobsen</dc:creator><dc:date>2022-09-01T17:26:51.858798994</dc:date><meta:creator-initials>BJ</meta:creator-initials><text:p text:style-name="P86"><text:span text:style-name="T59">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6"><text:span text:style-name="T57">Reply to Bob Jacobsen (09/01/2022, 17:26): "..."</text:span></text:p><text:p><text:span text:style-name="T58">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85"><text:span text:style-name="T11">A </text:span><text:span text:style-name="T8">Train Node may, but is not required to change its state upon a received Set Function message with P=1.</text:span></text:p>
      <text:h text:style-name="Heading_20_2" text:outline-level="2"><text:bookmark-start text:name="__RefHeading___Toc3663_3720956906"/><text:bookmark-start text:name="__DdeLink__5826_3872312465"/>Heartbeat<text:bookmark-end text:name="__RefHeading___Toc3663_3720956906"/><text:bookmark-end text:name="__DdeLink__5826_3872312465"/></text:h>
      <text:p text:style-name="P36"><text:span text:style-name="T21">The Heartbeat Request </text:span><text:span text:style-name="T9">may </text:span><text:span text:style-name="T21">be sent by a </text:span><text:span text:style-name="T15">T</text:span><text:span text:style-name="T21">rain </text:span><text:span text:style-name="T15">N</text:span><text:span text:style-name="T21">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ction Management No-op request may be used to clear the <text:span text:style-name="T52">H</text:span>eartbeat.</text:p>
      <text:p text:style-name="P35"><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6"><text:span text:style-name="T59">“</text:span><text:span text:style-name="T59">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6"><text:span text:style-name="T57">Reply to Unknown Author (09/01/2022, 16:30): "..."</text:span></text:p><text:p><text:span text:style-name="T58">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6"><text:span text:style-name="T59">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6"><text:span text:style-name="T57">Reply to Unknown Author (09/01/2022, 16:31): "..."</text:span></text:p><text:p><text:span text:style-name="T58">Yes, that’s the desired effect. It is important for museum and show layouts to be able to run trains without an active throttle.</text:span></text:p></office:annotation></text:span><text:span text:style-name="T12"> as last commanded.</text:span><text:bookmark text:name="__DdeLink__2815_304900436"/><text:bookmark text:name="__DdeLink__2811_304900436"/><text:bookmark text:name="__DdeLink__5528_3872312465"/></text:p>
      <text:h text:style-name="Heading_20_1" text:outline-level="1"><text:bookmark-start text:name="__RefHeading___Toc3665_3720956906"/><text:bookmark-start text:name="__DdeLink__5918_3872312465"/>Memory Spaces<text:bookmark-end text:name="__DdeLink__5918_3872312465"/> <text:span text:style-name="T55">(Normative)</text:span><text:bookmark-end text:name="__RefHeading___Toc3665_3720956906"/></text:h>
      <text:h text:style-name="Heading_20_2" text:outline-level="2"><text:bookmark-start text:name="__RefHeading___Toc3667_3720956906"/><text:bookmark-start text:name="__DdeLink__5920_3872312465"/>Function Information 0xF9<text:bookmark-end text:name="__RefHeading___Toc3667_3720956906"/><text:bookmark-end text:name="__DdeLink__5920_3872312465"/></text:h>
      <text:p text:style-name="P53"><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3">, so long as the value of a given function does not exceed 255.</text:span></text:p>
      <text:p text:style-name="P53"><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3">65</text:span></text:p>
          </table:table-cell>
          <table:table-cell table:style-name="Table3.A1" office:value-type="string">
            <text:p text:style-name="P15">0x0 00 00</text:p>
          </table:table-cell>
          <table:table-cell table:style-name="Table3.A1" office:value-type="string">
            <text:p text:style-name="P15">0x0 00 <text:span text:style-name="T53">41</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83">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RefHeading___Toc3669_3720956906"/><text:bookmark-start text:name="__DdeLink__5922_3872312465"/>Function Definition Information <text:span text:style-name="T54">(</text:span>FDI<text:span text:style-name="T54">)</text:span> 0xFA<text:bookmark-end text:name="__RefHeading___Toc3669_3720956906"/><text:bookmark-end text:name="__DdeLink__5922_3872312465"/></text:h>
      <text:p text:style-name="P54"><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5"><text:span text:style-name="T30">The format and semantics of this </text:span><text:span text:style-name="T31">data</text:span><text:span text:style-name="T30"> is specified by the OpenLCB Function Definition Information Standard.</text:span></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text:s/>Introduction (Informative)<text:tab/>1</text:p>
          <text:p text:style-name="P12"><text:s/>2 <text:s/>Intended Use (Informative)<text:tab/>1</text:p>
          <text:p text:style-name="P12"><text:s/>3 <text:s/>References and Context (Normative)<text:tab/>1</text:p>
          <text:p text:style-name="P11"><text:s/>3.1 <text:s/>Terminology<text:tab/>2</text:p>
          <text:p text:style-name="P12"><text:s/>4 <text:s/>Message Formats (Normative)<text:tab/>2</text:p>
          <text:p text:style-name="P11"><text:s/>4.1 <text:s/>Defined Event IDs<text:tab/>2</text:p>
          <text:p text:style-name="P11"><text:s/>4.2 <text:s/>Defined Error Codes<text:tab/>3</text:p>
          <text:p text:style-name="P11"><text:s/>4.3 <text:s/>Traction Control Command Message<text:tab/>3</text:p>
          <text:p text:style-name="P11"><text:s/>4.4 <text:s/>Traction Control Reply Message<text:tab/>5</text:p>
          <text:p text:style-name="P12"><text:s/>5 <text:s/>States (Normative)<text:tab/>7</text:p>
          <text:p text:style-name="P12"><text:s/>6 <text:s/>Interactions (Normative)<text:tab/>8</text:p>
          <text:p text:style-name="P11"><text:s/>6.1 <text:s/>Controller<text:tab/>8</text:p>
          <text:p text:style-name="P11"><text:s/>6.2 <text:s/>Emergency Stop<text:tab/>9</text:p>
          <text:p text:style-name="P11"><text:s/>6.3 <text:s/>Function Operation<text:tab/>9</text:p>
          <text:p text:style-name="P11"><text:s/>6.4 <text:s/>Train Identification<text:tab/>9</text:p>
          <text:p text:style-name="P11"><text:s/>6.5 <text:s/>Listeners<text:tab/>9</text:p>
          <text:p text:style-name="P11"><text:s/>6.6 <text:s/>Heartbeat<text:tab/>10</text:p>
          <text:p text:style-name="P12"><text:s/>7 <text:s/>Memory Spaces<text:tab/>10</text:p>
          <text:p text:style-name="P11"><text:s/>7.1 <text:s/>Function Information 0xF9<text:tab/>10</text:p>
          <text:p text:style-name="P11"><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3</meta:editing-cycles>
    <meta:editing-duration>P7DT9H49M35S</meta:editing-duration>
    <meta:generator>LibreOffice/7.4.1.2$Linux_X86_64 LibreOffice_project/40$Build-2</meta:generator>
    <dc:date>2022-11-05T13:51:54.396989753</dc:date>
    <dc:creator>Balazs Racz</dc:creator>
    <meta:document-statistic meta:table-count="4" meta:image-count="1" meta:object-count="0" meta:page-count="12" meta:paragraph-count="278" meta:word-count="3167" meta:character-count="19038" meta:non-whitespace-character-count="16066"/>
    <meta:user-defined meta:name="OLCBdate">Nov 4, 2022</meta:user-defined>
    <meta:user-defined meta:name="OLCBstatus">Preliminary</meta:user-defined>
    <meta:user-defined meta:name="OLCByear">2022</meta:user-defined>
  </office:meta>
</office:document-meta>
</file>